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face style:name="FreeSans1" svg:font-family="FreeSans" style:font-family-generic="swiss"/>
    <style:font-face style:name="Liberation Mono2" svg:font-family="'Liberation Mono'" style:font-pitch="fixed"/>
    <style:font-face style:name="Liberation Mono1" svg:font-family="'Liberation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DejaVu Serif Condensed" svg:font-family="'DejaVu Serif Condensed'" style:font-adornments="Condensed" style:font-pitch="variable"/>
    <style:font-face style:name="Liberation Sans Narrow" svg:font-family="'Liberation Sans Narrow'" style:font-pitch="variable"/>
    <style:font-face style:name="Ubuntu Condensed" svg:font-family="'Ubuntu Condensed'"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Preformatted_20_Text">
      <style:paragraph-properties fo:margin-top="0cm" fo:margin-bottom="0.499cm" loext:contextual-spacing="false"/>
    </style:style>
    <style:style style:name="P6" style:family="paragraph" style:parent-style-name="Footer">
      <style:paragraph-properties fo:text-align="center" style:justify-single-word="false"/>
    </style:style>
    <style:style style:name="T1" style:family="text">
      <style:text-properties style:font-name="Liberation Sans Narrow"/>
    </style:style>
    <style:style style:name="T2" style:family="text">
      <style:text-properties style:font-name="Liberation Sans Narrow" fo:font-size="12pt" style:font-size-asian="12pt" style:font-size-complex="12pt"/>
    </style:style>
    <style:style style:name="T3" style:family="text">
      <style:text-properties fo:font-size="12pt" style:font-size-asian="12pt" style:font-size-complex="12pt"/>
    </style:style>
    <style:style style:name="T4" style:family="text">
      <style:text-properties style:font-name="Liberation Mono2"/>
    </style:style>
    <style:style style:name="T5" style:family="text">
      <style:text-properties style:font-name="Liberation Mono2" fo:font-size="12pt" style:font-size-asian="12pt" style:font-size-complex="12pt"/>
    </style:style>
    <style:style style:name="T6" style:family="text">
      <style:text-properties style:font-name="Liberation Mono2" fo:font-size="10pt" style:font-size-asian="10pt" style:font-size-complex="10pt"/>
    </style:style>
    <style:style style:name="T7" style:family="text">
      <style:text-properties style:font-name="Liberation Mono2" fo:font-size="8pt" style:font-size-asian="8pt" style:font-size-complex="8pt"/>
    </style:style>
    <style:style style:name="T8" style:family="text">
      <style:text-properties style:font-name="Liberation Mono2" fo:font-size="9pt" style:font-size-asian="9pt" style:font-size-complex="9pt"/>
    </style:style>
    <style:style style:name="fr1" style:family="graphic" style:parent-style-name="Graphics">
      <style:graphic-properties fo:margin-left="0cm" fo:margin-right="0cm" fo:margin-top="0cm" fo:margin-bottom="0cm" style:run-through="foreground" style:vertical-pos="from-top" style:vertical-rel="paragraph" style:horizontal-pos="from-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padding="0cm" fo:border="0.74pt solid #000080" style:mirror="none" fo:clip="rect(0cm, 0.7cm, 1.064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Demystifying makeVector()</text:h>
      <text:p text:style-name="Text_20_body">The second programming assignment in the Johns Hopkins University <text:span text:style-name="Emphasis">R Programming</text:span> course on Coursera.org makes use of a prototype set of functions that illustrate caching of a mean from a vector. The overall objective of the assignment is to demonstrate the concept of lexical scoping. This assignment often confuses students because it is difficult for them to understand the concepts simply by looking at their implementation in code.</text:p>
      <text:p text:style-name="Text_20_body">This article explains the code in the cachemean.R file, highlighting key R concepts and features that make the program work as expected. In addition to the concept of scoping, the assignment also introduces use of S3 objects without explicitly explaining how object orientation is implemented in R, causing large amounts of frustration in students when they are unable to get their implementations of <text:span text:style-name="Source_20_Text">makeVector()</text:span> and <text:span text:style-name="Source_20_Text">cacheSolve()</text:span> to work correctly.</text:p>
      <text:h text:style-name="Heading_20_2" text:outline-level="2"><text:bookmark text:name="user-content-what-is-lexical-scoping"/>What is lexical scoping?</text:h>
      <text:p text:style-name="Text_20_body">Scoping is the mechanism within R that determines how R finds symbols (i.e. programming language elements) to retrieve their values during the execution of an R script.</text:p>
      <text:p text:style-name="Text_20_body">R supports two types of scoping: lexical scoping and dynamic scoping. As noted by Hadley Wickham, "Dynamic scoping is primarily used within functions to save typing during interactive analysis," and will not be covered here. Hadley Wickham's <text:a xlink:type="simple" xlink:href="http://adv-r.had.co.nz/Computing-on-the-language.html#scoping-issues" text:style-name="Internet_20_link" text:visited-style-name="Visited_20_Internet_20_Link">Advanced-R website's section on scoping issues</text:a> covers dynamic scoping.</text:p>
      <text:p text:style-name="Text_20_body">Lexical scoping is used to retrieve values from objects based on the way functions are nested when they were written. Since <text:span text:style-name="Emphasis">Programming Assignment 2</text:span> contains nested functions, to fully comprehend the assignment students must be able to visualize how the symbols are stored and accessed within the nested function. A more detailed explanation of lexical scoping is available on the <text:a xlink:type="simple" xlink:href="http://adv-r.had.co.nz/Functions.html" text:style-name="Internet_20_link" text:visited-style-name="Visited_20_Internet_20_Link">Advanced-R website's Function page</text:a>, so I'll refer the reader there for the details.</text:p>
      <text:p text:style-name="Text_20_body">Understanding of scoping is key to <text:span text:style-name="Emphasis">R Programming Assignment 2</text:span>, because the fact that the "cache" works is due to how the code is built at design time, not how the code is called at runtime.</text:p>
      <text:h text:style-name="Heading_20_2" text:outline-level="2"><text:bookmark text:name="user-content-overall-design-of-makevector-and-cachemean"/>Overall Design of makeVector() and cachemean()</text:h>
      <text:p text:style-name="Text_20_body">The cachemean.R file contains two functions, <text:span text:style-name="Source_20_Text">makeVector()</text:span> and <text:span text:style-name="Source_20_Text">cachemean()</text:span>. The first function in the file, <text:span text:style-name="Source_20_Text">makeVector()</text:span> creates an R object that stores a vector and its mean. The second function, <text:span text:style-name="Source_20_Text">cachemean()</text:span> requires an argument that is returned by <text:span text:style-name="Source_20_Text">makeVector()</text:span> in order to retrieve the mean from the cached value that is stored in the <text:span text:style-name="Source_20_Text">makeVector()</text:span> object's environment.</text:p>
      <text:h text:style-name="Heading_20_2" text:outline-level="2"><text:bookmark text:name="user-content-whats-going-on-in-makevector"/>What's going on in makeVector()?</text:h>
      <text:p text:style-name="Text_20_body">The key concept to understand in <text:span text:style-name="Source_20_Text">makeVector()</text:span> is that it builds a set of functions and returns the functions within a list to the parent environment. That is,</text:p>
      <text:p text:style-name="P5"><text:span text:style-name="Source_20_Text"><text:s text:c="4"/>myVector &lt;- makeVector(1:15)</text:span></text:p>
      <text:p text:style-name="Text_20_body">results in an object, <text:span text:style-name="Source_20_Text">myVector</text:span>, that contains four functions: <text:span text:style-name="Source_20_Text">set()</text:span>, <text:span text:style-name="Source_20_Text">get()</text:span>, <text:span text:style-name="Source_20_Text">setmean()</text:span>, and <text:span text:style-name="Source_20_Text">getmean()</text:span>. It also includes the two data objects, <text:span text:style-name="Source_20_Text">x</text:span> and <text:span text:style-name="Source_20_Text">m</text:span>.</text:p>
      <text:p text:style-name="Text_20_body"><text:soft-page-break/>Due to lexical scoping, <text:span text:style-name="Source_20_Text">myVector</text:span> contains a complete copy of the environment for <text:span text:style-name="Source_20_Text">makeVector()</text:span>, including any objects that are defined within <text:span text:style-name="Source_20_Text">makeVector()</text:span> at design time (i.e., when it was coded). A diagram of the environment hierarchy makes it clear what is accessible within <text:span text:style-name="Source_20_Text">myVector</text:span>.</text:p>
      <text:p text:style-name="Text_20_body"><draw:a xlink:type="simple" xlink:href="https://github.com/lgreski/datasciencectacontent/blob/master/markdown/images/rprog-breakingDownMakeVector01a.png" office:target-frame-name="_blank" xlink:show="new"><draw:frame draw:style-name="fr1" draw:name="Image2" text:anchor-type="paragraph" svg:x="-0.016cm" svg:y="-0.332cm" svg:width="15.409cm" svg:height="4.632cm" draw:z-index="2"><draw:image xlink:href="../DemistifyingMakeVector_files/rprog-breakingDownMakeVector01a.png" xlink:type="simple" xlink:show="embed" xlink:actuate="onLoad" draw:filter-name="&lt;All formats&gt;"/></draw:frame></draw:a>Illustrated as a hierarchy, the global environment contains the <text:span text:style-name="Source_20_Text">makeVector()</text:span> environment. All other content is present in the <text:span text:style-name="Source_20_Text">makeVector()</text:span> environment, as illustrated below.</text:p>
      <text:p text:style-name="Text_20_body">Since each function has its own environment in R, the hierarchy illustrates that the objects x and m are siblings of the four functions, <text:span text:style-name="Source_20_Text">get()</text:span>, <text:span text:style-name="Source_20_Text">set()</text:span>, <text:span text:style-name="Source_20_Text">getmean()</text:span>, and <text:span text:style-name="Source_20_Text">setmean()</text:span>.</text:p>
      <text:p text:style-name="Text_20_body"><draw:a xlink:type="simple" xlink:href="https://github.com/lgreski/datasciencectacontent/blob/master/markdown/images/rprog-breakingDownMakeVector02.png" office:target-frame-name="_blank" xlink:show="new"><draw:frame draw:style-name="fr2" draw:name="Image3" text:anchor-type="paragraph" svg:x="-0.109cm" svg:y="-0.018cm" svg:width="13.658cm" svg:height="8.939cm" draw:z-index="0"><draw:image xlink:href="../DemistifyingMakeVector_files/rprog-breakingDownMakeVector02.png" xlink:type="simple" xlink:show="embed" xlink:actuate="onLoad" draw:filter-name="&lt;All formats&gt;"/></draw:frame></draw:a>Once the function is run and an object of type <text:span text:style-name="Source_20_Text">makeVector()</text:span> is instantiated (that is, created), the environment containing myVector looks like:</text:p>
      <text:p text:style-name="Text_20_body"/>
      <text:p text:style-name="Text_20_body">Notice that the object <text:span text:style-name="Source_20_Text">x</text:span> contains the vector <text:span text:style-name="Source_20_Text">1:15</text:span>, even though <text:span text:style-name="Source_20_Text">myVector$set()</text:span> has not been executed. This is the case because the value <text:span text:style-name="Source_20_Text">1:15</text:span> was passed as an argument into the <text:span text:style-name="Source_20_Text">makeVector()</text:span> function. What explains this behavior?</text:p>
      <text:p text:style-name="Text_20_body">When an R function returns an object that contains functions to its parent environment (as is the case with a call like <text:span text:style-name="Source_20_Text">myVector &lt;- makeVector(1:15)</text:span>), not only does <text:span text:style-name="Source_20_Text">myVector</text:span> have access to the specific functions in its list, but it also retains access to the entire environment defined by <text:span text:style-name="Source_20_Text">makeVector()</text:span>, including the original argument used to start the function.</text:p>
      <text:p text:style-name="Text_20_body">Why is this the case? <text:span text:style-name="Source_20_Text">myVector</text:span> contains pointers to functions that are within the <text:span text:style-name="Source_20_Text">makeVector()</text:span> environment after the function ends, so these pointers prevent the memory consumed by <text:span text:style-name="Source_20_Text">makeVector()</text:span> from being released by the garbage collector. Therefore, the <text:soft-page-break/>entire <text:span text:style-name="Source_20_Text">makeVector()</text:span> environment stays in memory, and <text:span text:style-name="Source_20_Text">myVector</text:span> can access its functions as well as any data in that environment that is referenced in its functions.</text:p>
      <text:p text:style-name="Text_20_body">This feature explains why <text:span text:style-name="Source_20_Text">x</text:span> (the argument initialized on the original function call) is accessible by subsequent calls to functions on <text:span text:style-name="Source_20_Text">myVector</text:span> such as <text:span text:style-name="Source_20_Text">myVector$get()</text:span>, and it also explains why the code works without having to explicitly issue <text:span text:style-name="Source_20_Text">myVector$set()</text:span> to set the value of <text:span text:style-name="Source_20_Text">x</text:span>.</text:p>
      <text:h text:style-name="Heading_20_2" text:outline-level="2"><text:bookmark text:name="user-content-makevector-step-by-step"/>makeVector() step by step</text:h>
      <text:p text:style-name="Text_20_body">Now, let's break the behavior of the function down, step by step.</text:p>
      <text:h text:style-name="Heading_20_3" text:outline-level="3"><text:bookmark text:name="user-content-step-1-initialize-objects"/>Step 1: Initialize objects</text:h>
      <text:p text:style-name="Text_20_body">The first thing that occurs in the function is the initialization of two objects, <text:span text:style-name="Source_20_Text">x</text:span> and <text:span text:style-name="Source_20_Text">m</text:span>.</text:p>
      <text:p text:style-name="Preformatted_20_Text"><text:span text:style-name="Source_20_Text">makeVector(x) {</text:span></text:p>
      <text:p text:style-name="Preformatted_20_Text"><text:span text:style-name="Source_20_Text"><text:s text:c="2"/>m &lt;- NULL</text:span></text:p>
      <text:p text:style-name="Preformatted_20_Text"><text:span text:style-name="Source_20_Text"><text:s text:c="2"/>...</text:span></text:p>
      <text:p text:style-name="P5"><text:span text:style-name="Source_20_Text">}</text:span></text:p>
      <text:p text:style-name="Text_20_body">Notice that <text:span text:style-name="Source_20_Text">x</text:span> is initialized as a function argument, so no further initialization is required within the function. <text:span text:style-name="Source_20_Text">m</text:span> is set to NULL, initializing it as an object within the makeVector() environment to be used by later code in the function.</text:p>
      <text:h text:style-name="Heading_20_3" text:outline-level="3"><text:bookmark text:name="user-content-step-2-define-the-behaviors-or-functions-for-objects-of-type-makevector"/>Step 2: Define the "behaviors" or functions for objects of type makeVector()</text:h>
      <text:p text:style-name="Text_20_body">After initializing key objects that store key information within <text:span text:style-name="Source_20_Text">makeVector()</text:span>, the code provides four basic behaviors that are typical for data elements within an object-oriented program. They're known as "getters and settters." As one might expect, "getters" are program modules that retrieve data within an object, and "setters" are program modules that set the data values within an object.</text:p>
      <text:p text:style-name="Text_20_body">First <text:span text:style-name="Source_20_Text">makeVector()</text:span> defines the <text:span text:style-name="Source_20_Text">set()</text:span> function. Most of the "magic" in <text:span text:style-name="Source_20_Text">makeVector()</text:span> takes place in the <text:span text:style-name="Source_20_Text">set()</text:span> function. </text:p>
      <text:p text:style-name="Preformatted_20_Text"><text:span text:style-name="Source_20_Text">set &lt;- function(y) { x &lt;&lt;- y <text:s/>; m &lt;&lt;- NULL <text:s/>}</text:span></text:p>
      <text:p text:style-name="Text_20_body">Here we use the <text:span text:style-name="Source_20_Text">&lt;&lt;-</text:span> <text:a xlink:type="simple" xlink:href="https://github.com/lgreski/datasciencectacontent/blob/master/markdown/rprog-assignmentOperators.md" text:style-name="Internet_20_link" text:visited-style-name="Visited_20_Internet_20_Link">form of the assignment operator</text:a>, which assigns the value on the right side of the operator to an object in the parent environment named by the object on the left side of the operator.</text:p>
      <text:p text:style-name="Text_20_body">When <text:span text:style-name="Source_20_Text">set()</text:span> is executed, it does two things:</text:p>
      <text:list xml:id="list4355904041282953835" text:style-name="L1">
        <text:list-item>
          <text:p text:style-name="P3">Assign the input argument to the <text:span text:style-name="Source_20_Text">x</text:span> object in the parent environment, and </text:p>
        </text:list-item>
        <text:list-item>
          <text:p text:style-name="P1">Assign the value of NULL to the <text:span text:style-name="Source_20_Text">m</text:span> object in the parent environment. </text:p>
        </text:list-item>
      </text:list>
      <text:p text:style-name="Text_20_body">Therefore, if there is already a valid mean cached in <text:span text:style-name="Source_20_Text">m</text:span>, whenever <text:span text:style-name="Source_20_Text">x</text:span> is reset, the value of <text:span text:style-name="Source_20_Text">m</text:span> cached in the memory of the object is cleared, forcing subsequent calls to <text:span text:style-name="Source_20_Text">cachemean()</text:span> to recalculate the mean rather than retrieving the wrong value from cache.</text:p>
      <text:p text:style-name="Text_20_body">Notice that the two lines of code in <text:span text:style-name="Source_20_Text">set()</text:span> do exactly the same thing as the first two lines in the main function: set the value of <text:span text:style-name="Source_20_Text">x</text:span>, and NULL the value of <text:span text:style-name="Source_20_Text">m</text:span>. </text:p>
      <text:p text:style-name="Text_20_body">Second, <text:span text:style-name="Source_20_Text">makeVector()</text:span> defines the getter for the vector <text:span text:style-name="Source_20_Text">x</text:span>.</text:p>
      <text:p text:style-name="P5"><text:soft-page-break/><text:span text:style-name="Source_20_Text">get &lt;- function() x</text:span></text:p>
      <text:p text:style-name="Text_20_body">Again, this function takes advantage of the lexical scoping features in R. Since the symbol <text:span text:style-name="Source_20_Text">x</text:span> is not defined within <text:span text:style-name="Source_20_Text">get()</text:span>, R retrieves it from the parent environment of <text:span text:style-name="Source_20_Text">makeVector()</text:span>.</text:p>
      <text:p text:style-name="Text_20_body">Third, <text:span text:style-name="Source_20_Text">makeVector()</text:span> defines the setter for the mean <text:span text:style-name="Source_20_Text">m</text:span>.</text:p>
      <text:p text:style-name="P5"><text:span text:style-name="Source_20_Text">setmean &lt;- function(mean) m &lt;&lt;- mean</text:span></text:p>
      <text:p text:style-name="Text_20_body">Since <text:span text:style-name="Source_20_Text">m</text:span> is defined in the parent environment and we need to access it after <text:span text:style-name="Source_20_Text">setmean()</text:span> completes, the code uses the <text:span text:style-name="Source_20_Text">&lt;&lt;-</text:span> form of the assignment operator to assign the input argument to the value of <text:span text:style-name="Source_20_Text">m</text:span> in the parent environment.</text:p>
      <text:p text:style-name="Text_20_body">Finally, <text:span text:style-name="Source_20_Text">makeVector()</text:span> defines the getter for the mean <text:span text:style-name="Source_20_Text">m</text:span>. Just like the getter for <text:span text:style-name="Source_20_Text">x</text:span>, R takes advantage of lexical scoping to find the correct symbol <text:span text:style-name="Source_20_Text">m</text:span> to retrieve its value.</text:p>
      <text:p text:style-name="P5"><text:span text:style-name="Source_20_Text">getmean &lt;- function() m</text:span></text:p>
      <text:p text:style-name="Text_20_body">At this point we have getters and setters defined for both of the data objects within our <text:span text:style-name="Source_20_Text">makeVector()</text:span> object.</text:p>
      <text:h text:style-name="Heading_20_3" text:outline-level="3"><text:bookmark text:name="user-content-step-3-create-a-new-object-by-returning-a-list"/>Step 3: Create a new object by returning a list()</text:h>
      <text:p text:style-name="Text_20_body">Here is the other part of the "magic" in the operations of the <text:span text:style-name="Source_20_Text">makeVector()</text:span> function. The last section of code assigns each of these functions as an element within a <text:span text:style-name="Source_20_Text">list()</text:span>, and returns it to the parent environment.</text:p>
      <text:p text:style-name="Preformatted_20_Text"><text:span text:style-name="Source_20_Text">list(set = set, get = get, setmean = setmean, <text:s/>getmean = getmean)</text:span></text:p>
      <text:p text:style-name="Text_20_body">When the function ends, it returns a fully formed object of type <text:span text:style-name="Source_20_Text">makeVector()</text:span> to be used by downstream R code. One other important subtlety about this code is that each element in the list is <text:a xlink:type="simple" xlink:href="http://www.r-tutor.com/r-introduction/list/named-list-members" text:style-name="Internet_20_link" text:visited-style-name="Visited_20_Internet_20_Link">named</text:a>. That is, each element in the list is created with a <text:span text:style-name="Source_20_Text">elementName = value</text:span> syntax, as follows:</text:p>
      <text:p text:style-name="Preformatted_20_Text"><text:span text:style-name="Source_20_Text"><text:span text:style-name="T7"><text:s text:c="4"/>list(set = set, <text:s text:c="9"/># gives the name 'set' to the set() function defined above</text:span></text:span></text:p>
      <text:p text:style-name="Preformatted_20_Text"><text:span text:style-name="Source_20_Text"><text:span text:style-name="T7"><text:s text:c="9"/>get = get, <text:s text:c="9"/># gives the name 'get' to the get() function defined above</text:span></text:span></text:p>
      <text:p text:style-name="Preformatted_20_Text"><text:span text:style-name="Source_20_Text"><text:span text:style-name="T7"><text:s text:c="9"/>setmean = setmean, <text:s/># gives the name 'setmean' to the setmean() function defined above</text:span></text:span></text:p>
      <text:p text:style-name="Preformatted_20_Text"><text:span text:style-name="Source_20_Text"><text:span text:style-name="T7"><text:s text:c="9"/>getmean = getmean) <text:s/># gives the name 'getmean' to the getmean() function defined above</text:span></text:span></text:p>
      <text:p text:style-name="Text_20_body">Naming the list elements is what allows us to use the <text:span text:style-name="Source_20_Text">$</text:span> <text:a xlink:type="simple" xlink:href="https://github.com/lgreski/datasciencectacontent/blob/master/markdown/rprog-extractOperator.md" text:style-name="Internet_20_link" text:visited-style-name="Visited_20_Internet_20_Link">form of the extract operator</text:a> to access the functions by name rather than using the <text:span text:style-name="Source_20_Text">[[</text:span> form of the extract operator, as in <text:span text:style-name="Source_20_Text">myVector[[2]]()</text:span>, to get the contents of the vector.</text:p>
      <text:p text:style-name="Text_20_body">Here it's important to note that the <text:span text:style-name="Source_20_Text">cachemean()</text:span> function REQUIRES an input argument of type <text:span text:style-name="Source_20_Text">makeVector()</text:span>. If one passes a regular vector to the function, as in</text:p>
      <text:p text:style-name="P5"><text:span text:style-name="Source_20_Text"><text:s/>aResult &lt;- cachemean(1:15)</text:span></text:p>
      <text:p text:style-name="Text_20_body">the function call will fail with an error explaining that <text:span text:style-name="Source_20_Text">cachemean()</text:span> was unable to access <text:span text:style-name="Source_20_Text">$getmean()</text:span> on the input argument because <text:span text:style-name="Source_20_Text">$</text:span> does not work with atomic vectors. This is accurate, because a primitive vector is not a list, nor does it contain a <text:span text:style-name="Source_20_Text">$getmean()</text:span> function, as illustrated below. </text:p>
      <text:p text:style-name="Preformatted_20_Text"><text:span text:style-name="Source_20_Text">&gt; aVector &lt;- 1:10</text:span></text:p>
      <text:p text:style-name="Preformatted_20_Text"><text:soft-page-break/><text:span text:style-name="Source_20_Text">&gt; cachemean(aVector)</text:span></text:p>
      <text:p text:style-name="P5"><text:span text:style-name="Source_20_Text">Error in x$getmean : $ operator is invalid for atomic vectors</text:span></text:p>
      <text:h text:style-name="Heading_20_2" text:outline-level="2"><text:bookmark text:name="user-content-conclusion-what-makes-cachemean-work"/>Conclusion: what makes cachemean() work?</text:h>
      <text:p text:style-name="Text_20_body">To summarize, the lexical scoping assignment in <text:span text:style-name="Emphasis">R Programming</text:span> takes advantage of lexical scoping and the fact that functions that return objects of type <text:span text:style-name="Source_20_Text">list()</text:span> also allow access to any other objects defined in the environment of the original function. In the specific instance of <text:span text:style-name="Source_20_Text">makeVector()</text:span> this means that subsequent code can access the values of <text:span text:style-name="Source_20_Text">x</text:span> or <text:span text:style-name="Source_20_Text">m</text:span> through the use of getters and setters. This is how <text:span text:style-name="Source_20_Text">cachemean()</text:span> is able to calculate and store the mean for the input argument if it is of type <text:span text:style-name="Source_20_Text">makeVector()</text:span>. Because list elements in <text:span text:style-name="Source_20_Text">makeVector()</text:span> are defined with names, we can access these functions with the <text:span text:style-name="Source_20_Text">$</text:span> <text:a xlink:type="simple" xlink:href="https://github.com/lgreski/datasciencectacontent/blob/master/markdown/rprog-extractOperator.md" text:style-name="Internet_20_link" text:visited-style-name="Visited_20_Internet_20_Link">form of the extract operator</text:a>.</text:p>
      <text:p text:style-name="Text_20_body">For additional commentary that explains how the assignment uses features of the S3 object system, please review <text:a xlink:type="simple" xlink:href="https://github.com/lgreski/datasciencectacontent/blob/master/markdown/rprogAssignment2Prototype.md" text:style-name="Internet_20_link" text:visited-style-name="Visited_20_Internet_20_Link">makeCacheMatrix() as an Object</text:a>. </text:p>
      <text:h text:style-name="Heading_20_2" text:outline-level="2"><text:bookmark text:name="user-content-appendix-a-cachemeanr"/>Appendix A: cachemean.R</text:h>
      <text:p text:style-name="Text_20_body">Here is the entire listing for cachemean.R.</text:p>
      <text:p text:style-name="Preformatted_20_Text"><text:span text:style-name="Source_20_Text">makeVector &lt;- function(x = numeric()) {</text:span></text:p>
      <text:p text:style-name="Preformatted_20_Text"><text:span text:style-name="Source_20_Text"><text:s text:c="5"/>m <text:s text:c="6"/>&lt;- NULL</text:span></text:p>
      <text:p text:style-name="Preformatted_20_Text"><text:span text:style-name="Source_20_Text"><text:s text:c="5"/>set <text:s text:c="4"/>&lt;- function(y) { x &lt;&lt;- y ; <text:s/>m &lt;&lt;- NULL <text:s text:c="2"/>}</text:span></text:p>
      <text:p text:style-name="Preformatted_20_Text"><text:span text:style-name="Source_20_Text"><text:s text:c="5"/>get <text:s text:c="4"/>&lt;- function() x</text:span></text:p>
      <text:p text:style-name="Preformatted_20_Text"><text:span text:style-name="Source_20_Text"><text:s text:c="5"/>setmean &lt;- function(mean) m &lt;&lt;- mean</text:span></text:p>
      <text:p text:style-name="Preformatted_20_Text"><text:span text:style-name="Source_20_Text"><text:s text:c="5"/>getmean &lt;- function() m</text:span></text:p>
      <text:p text:style-name="Preformatted_20_Text"><text:span text:style-name="Source_20_Text"><text:s text:c="5"/>list(set = set, get = get, setmean = setmean, getmean = getmean)</text:span></text:p>
      <text:p text:style-name="Preformatted_20_Text"><text:span text:style-name="Source_20_Text">}</text:span></text:p>
      <text:p text:style-name="Preformatted_20_Text"><text:span text:style-name="Source_20_Text"/></text:p>
      <text:p text:style-name="Preformatted_20_Text"><text:span text:style-name="Source_20_Text">cachemean &lt;- function(x, ...) {</text:span></text:p>
      <text:p text:style-name="Preformatted_20_Text"><text:span text:style-name="Source_20_Text"><text:s text:c="5"/>m &lt;- x$getmean()</text:span></text:p>
      <text:p text:style-name="Preformatted_20_Text"><text:span text:style-name="Source_20_Text"><text:s text:c="5"/>if(!is.null(m)) { <text:s/>message("getting cached data"); return(m) <text:s/>}</text:span></text:p>
      <text:p text:style-name="Preformatted_20_Text"><text:span text:style-name="Source_20_Text"><text:s text:c="5"/>data &lt;- x$get()</text:span></text:p>
      <text:p text:style-name="Preformatted_20_Text"><text:span text:style-name="Source_20_Text"><text:s text:c="5"/>m &lt;- mean(data, ...)</text:span></text:p>
      <text:p text:style-name="Preformatted_20_Text"><text:span text:style-name="Source_20_Text"><text:s text:c="5"/>x$setmean(m)</text:span></text:p>
      <text:p text:style-name="Preformatted_20_Text"><text:span text:style-name="Source_20_Text"><text:s text:c="5"/>m</text:span></text:p>
      <text:p text:style-name="P5"><text:span text:style-name="Source_20_Text">}</text:span></text:p>
      <text:h text:style-name="Heading_20_2" text:outline-level="2"><text:bookmark text:name="user-content-appendix-b-frequently-asked-questions"/>Appendix B: Frequently Asked Questions</text:h>
      <text:h text:style-name="Heading_20_3" text:outline-level="3"><text:bookmark text:name="user-content-q-why-doesnt-cachemean-return-the-cached-value-my-code-looks-like"/>Q: Why doesn't <text:span text:style-name="Source_20_Text">cachemean()</text:span> return the cached value? My code looks like:</text:h>
      <text:p text:style-name="Preformatted_20_Text"><text:span text:style-name="Source_20_Text"><text:s/>cachemean(makeVector(1:100))</text:span></text:p>
      <text:p text:style-name="P5"><text:span text:style-name="Source_20_Text"><text:s/>cachemean(makeVector(1:100))</text:span></text:p>
      <text:p text:style-name="Text_20_body"><text:soft-page-break/>A: Code written this way creates two different objects of type <text:span text:style-name="Source_20_Text">makeVector()</text:span>, so the two calls to <text:span text:style-name="Source_20_Text">cachemean()</text:span> initialize the means of each instance, rather than caching and retrieving from a single instance. Another way of illustrating how the above code operates is as follows. </text:p>
      <text:p text:style-name="Text_20_body"><draw:a xlink:type="simple" xlink:href="https://github.com/lgreski/datasciencectacontent/blob/master/markdown/images/rprog-breakingDownMakeVector03.png" office:target-frame-name="_blank" xlink:show="new"><draw:frame draw:style-name="fr1" draw:name="Image4" text:anchor-type="paragraph" svg:x="0.191cm" svg:y="0cm" svg:width="15.452cm" svg:height="8.483cm" draw:z-index="1"><draw:image xlink:href="../DemistifyingMakeVector_files/rprog-breakingDownMakeVector03.png" xlink:type="simple" xlink:show="embed" xlink:actuate="onLoad" draw:filter-name="&lt;All formats&gt;"/></draw:frame></draw:a> Notice how the first call to <text:span text:style-name="Source_20_Text">cachemean()</text:span> sets the cache, and the second call retrieves data from it. </text:p>
      <text:h text:style-name="Heading_20_3" text:outline-level="3"><text:bookmark text:name="user-content-q-why-is-set-never-used-in-the-code"/>Q: Why is <text:span text:style-name="Source_20_Text">set()</text:span> never used in the code?</text:h>
      <text:p text:style-name="Text_20_body"><draw:a xlink:type="simple" xlink:href="https://github.com/lgreski/datasciencectacontent/blob/master/markdown/images/rprog-breakingDownMakeVector04.png" office:target-frame-name="_blank" xlink:show="new"><draw:frame draw:style-name="fr1" draw:name="Image5" text:anchor-type="paragraph" svg:x="4.558cm" svg:y="3.044cm" svg:width="12.134cm" svg:height="7.482cm" draw:z-index="3"><draw:image xlink:href="../DemistifyingMakeVector_files/rprog-breakingDownMakeVector04.png" xlink:type="simple" xlink:show="embed" xlink:actuate="onLoad" draw:filter-name="&lt;All formats&gt;"/></draw:frame></draw:a>A: <text:span text:style-name="Source_20_Text">set()</text:span> is included so that once an object of type <text:span text:style-name="Source_20_Text">makeVector()</text:span> is created, its value can be changed without initializaing another instance of the object. It is unnecessary the first time an object of type <text:span text:style-name="Source_20_Text">makeVector()</text:span> is instantiated. Why? First, the value of <text:span text:style-name="Source_20_Text">x</text:span> is set as a function argument, as in <text:span text:style-name="Source_20_Text">makeVector(1:30)</text:span>. Then, the first line of code in the function sets <text:span text:style-name="Source_20_Text">m &lt;- NULL</text:span>, simultaneously allocating memory for <text:span text:style-name="Source_20_Text">m</text:span> and setting it to <text:span text:style-name="Source_20_Text">NULL</text:span>. When a reference to this object is passed to the parent environment when the function ends, both <text:span text:style-name="Source_20_Text">x</text:span> and <text:span text:style-name="Source_20_Text">m</text:span> are available to be accessed by their respective get and set functions. </text:p>
      <text:p text:style-name="Text_20_body">The following code illustrates the use of <text:span text:style-name="Source_20_Text">set()</text:span>. </text:p>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mily-generic="roman"/>
    <style:font-face style:name="FreeSans1" svg:font-family="FreeSans" style:font-family-generic="swiss"/>
    <style:font-face style:name="Liberation Mono2" svg:font-family="'Liberation Mono'" style:font-pitch="fixed"/>
    <style:font-face style:name="Liberation Mono1" svg:font-family="'Liberation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DejaVu Serif Condensed" svg:font-family="'DejaVu Serif Condensed'" style:font-adornments="Condensed" style:font-pitch="variable"/>
    <style:font-face style:name="Liberation Sans Narrow" svg:font-family="'Liberation Sans Narrow'" style:font-pitch="variable"/>
    <style:font-face style:name="Ubuntu Condensed" svg:font-family="'Ubuntu Condensed'"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DejaVu Serif Condensed" fo:font-family="'DejaVu Serif Condensed'" style:font-style-name="Condensed"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fo:line-height="120%" style:writing-mode="page"/>
      <style:text-properties fo:font-size="11pt" style:font-size-asian="10.5pt"/>
    </style:style>
    <style:style style:name="List" style:family="paragraph" style:parent-style-name="Text_20_body" style:class="list">
      <style:text-properties style:font-name="DejaVu Serif" fo:font-family="'DejaVu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DejaVu Serif" fo:font-family="'DejaVu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erif" fo:font-family="'DejaVu Serif'" style:font-family-generic="roman"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99cm" fo:margin-bottom="0.101cm" loext:contextual-spacing="false" style:writing-mode="pag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Preformatted_20_Text" style:display-name="Preformatted Text" style:family="paragraph" style:parent-style-name="Standard" style:class="html">
      <loext:graphic-properties draw:fill="solid" draw:fill-color="#eeeeee" draw:fill-image-width="0cm" draw:fill-image-height="0cm"/>
      <style:paragraph-properties fo:margin-top="0.101cm" fo:margin-bottom="0.101cm" loext:contextual-spacing="false" fo:background-color="#eeeeee" style:writing-mode="page"/>
      <style:text-properties style:font-name="Liberation Mono1" fo:font-family="'Liberation Mono'" style:font-style-name="Regular" style:font-pitch="fixed" fo:font-size="10.5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writing-mode="pag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comments" style:family="paragraph" style:parent-style-name="Preformatted_20_Text">
      <style:paragraph-properties style:writing-mode="page"/>
      <style:text-properties style:font-name="Ubuntu Condensed" fo:font-family="'Ubuntu Condensed'" style:font-style-name="Regular" style:font-pitch="variable" fo:font-size="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101cm" fo:background-color="transparent" style:dynamic-spacing="false" draw:fill="none"/>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0:17:14.921367668</meta:creation-date>
    <dc:date>2016-12-17T13:46:17.330359001</dc:date>
    <meta:editing-duration>PT2H40M46S</meta:editing-duration>
    <meta:editing-cycles>6</meta:editing-cycles>
    <meta:generator>LibreOffice/5.2.3.3$Linux_X86_64 LibreOffice_project/d54a8868f08a7b39642414cf2c8ef2f228f780cf</meta:generator>
    <meta:document-statistic meta:table-count="0" meta:image-count="4" meta:object-count="0" meta:page-count="6" meta:paragraph-count="96" meta:word-count="2000" meta:character-count="12121" meta:non-whitespace-character-count="10064"/>
  </office:meta>
</office:document-meta>
</file>